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Lohit Devanagari1" svg:font-family="'Lohit Devanagari'"/>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b017" officeooo:paragraph-rsid="0014b017"/>
    </style:style>
    <style:style style:name="P2" style:family="paragraph" style:parent-style-name="Standard">
      <style:text-properties officeooo:rsid="00151e1b" officeooo:paragraph-rsid="00151e1b"/>
    </style:style>
    <style:style style:name="P3" style:family="paragraph" style:parent-style-name="Standard">
      <style:text-properties fo:font-weight="bold" officeooo:rsid="0016e448" officeooo:paragraph-rsid="0016e448" style:font-weight-asian="bold" style:font-weight-complex="bold"/>
    </style:style>
    <style:style style:name="P4" style:family="paragraph" style:parent-style-name="Standard">
      <style:text-properties fo:font-weight="bold" officeooo:rsid="0017ecf1" officeooo:paragraph-rsid="0017ecf1" style:font-weight-asian="bold" style:font-weight-complex="bold"/>
    </style:style>
    <style:style style:name="P5" style:family="paragraph" style:parent-style-name="Standard">
      <style:text-properties fo:font-weight="bold" officeooo:rsid="0019e3a1" officeooo:paragraph-rsid="0019e3a1" style:font-weight-asian="bold" style:font-weight-complex="bold"/>
    </style:style>
    <style:style style:name="P6" style:family="paragraph" style:parent-style-name="Standard">
      <style:text-properties fo:font-weight="bold" officeooo:rsid="0022c906" officeooo:paragraph-rsid="0022c906" style:font-weight-asian="bold" style:font-weight-complex="bold"/>
    </style:style>
    <style:style style:name="P7" style:family="paragraph" style:parent-style-name="Standard">
      <style:text-properties fo:font-weight="bold" officeooo:rsid="0024bf60" officeooo:paragraph-rsid="0024bf60" style:font-weight-asian="bold" style:font-weight-complex="bold"/>
    </style:style>
    <style:style style:name="P8" style:family="paragraph" style:parent-style-name="Standard">
      <style:text-properties fo:font-weight="bold" officeooo:rsid="00265b67" officeooo:paragraph-rsid="00265b67" style:font-weight-asian="bold" style:font-weight-complex="bold"/>
    </style:style>
    <style:style style:name="P9" style:family="paragraph" style:parent-style-name="Standard">
      <style:text-properties fo:font-weight="bold" officeooo:rsid="0026a34f" officeooo:paragraph-rsid="0026a34f" style:font-weight-asian="bold" style:font-weight-complex="bold"/>
    </style:style>
    <style:style style:name="P10" style:family="paragraph" style:parent-style-name="Standard">
      <style:text-properties fo:font-weight="normal" officeooo:rsid="0024bf60" officeooo:paragraph-rsid="0024bf60" style:font-weight-asian="normal" style:font-weight-complex="normal"/>
    </style:style>
    <style:style style:name="P11" style:family="paragraph" style:parent-style-name="Standard">
      <style:text-properties fo:font-weight="normal" officeooo:rsid="00265b67" officeooo:paragraph-rsid="00265b67" style:font-weight-asian="normal" style:font-weight-complex="normal"/>
    </style:style>
    <style:style style:name="P12" style:family="paragraph" style:parent-style-name="Standard">
      <style:text-properties fo:font-weight="normal" officeooo:rsid="0017ecf1" officeooo:paragraph-rsid="0017ecf1" style:font-weight-asian="normal" style:font-weight-complex="normal"/>
    </style:style>
    <style:style style:name="P13" style:family="paragraph" style:parent-style-name="Standard">
      <style:text-properties fo:font-weight="normal" officeooo:rsid="0019e3a1" officeooo:paragraph-rsid="0019e3a1" style:font-weight-asian="normal" style:font-weight-complex="normal"/>
    </style:style>
    <style:style style:name="P14" style:family="paragraph" style:parent-style-name="Standard">
      <style:text-properties fo:font-weight="normal" officeooo:rsid="002099b1" officeooo:paragraph-rsid="002099b1" style:font-weight-asian="normal" style:font-weight-complex="normal"/>
    </style:style>
    <style:style style:name="P15" style:family="paragraph" style:parent-style-name="Standard">
      <style:text-properties fo:font-weight="normal" officeooo:rsid="0022c906" officeooo:paragraph-rsid="0022c906" style:font-weight-asian="normal" style:font-weight-complex="normal"/>
    </style:style>
    <style:style style:name="P16" style:family="paragraph" style:parent-style-name="Standard">
      <style:text-properties fo:font-weight="normal" officeooo:paragraph-rsid="0022c906" style:font-weight-asian="normal" style:font-weight-complex="normal"/>
    </style:style>
    <style:style style:name="P17" style:family="paragraph" style:parent-style-name="Standard">
      <style:text-properties fo:font-weight="normal" officeooo:rsid="0026a34f" officeooo:paragraph-rsid="0026a34f" style:font-weight-asian="normal" style:font-weight-complex="normal"/>
    </style:style>
    <style:style style:name="P18" style:family="paragraph" style:parent-style-name="Standard">
      <style:text-properties fo:font-weight="normal" officeooo:rsid="002758df" officeooo:paragraph-rsid="002758df" style:font-weight-asian="normal" style:font-weight-complex="normal"/>
    </style:style>
    <style:style style:name="P19" style:family="paragraph" style:parent-style-name="Standard">
      <style:text-properties fo:font-weight="normal" officeooo:rsid="00288f6b" officeooo:paragraph-rsid="00288f6b" style:font-weight-asian="normal" style:font-weight-complex="normal"/>
    </style:style>
    <style:style style:name="P20" style:family="paragraph" style:parent-style-name="Standard">
      <style:text-properties officeooo:paragraph-rsid="0022c906"/>
    </style:style>
    <style:style style:name="P21" style:family="paragraph" style:parent-style-name="Standard">
      <style:paragraph-properties fo:break-before="page"/>
      <style:text-properties officeooo:rsid="0016e448" officeooo:paragraph-rsid="0016e448"/>
    </style:style>
    <style:style style:name="P22" style:family="paragraph" style:parent-style-name="Standard" style:list-style-name="L1">
      <style:text-properties officeooo:rsid="0014b017" officeooo:paragraph-rsid="0014b017"/>
    </style:style>
    <style:style style:name="P23" style:family="paragraph" style:parent-style-name="Standard" style:list-style-name="L2">
      <style:text-properties officeooo:rsid="0014b017" officeooo:paragraph-rsid="0014b017"/>
    </style:style>
    <style:style style:name="P24" style:family="paragraph" style:parent-style-name="Standard" style:list-style-name="L3">
      <style:text-properties officeooo:rsid="0014b017" officeooo:paragraph-rsid="0014b017"/>
    </style:style>
    <style:style style:name="P25" style:family="paragraph" style:parent-style-name="Standard" style:list-style-name="L2">
      <style:text-properties officeooo:rsid="001c30e1" officeooo:paragraph-rsid="001c30e1"/>
    </style:style>
    <style:style style:name="P26" style:family="paragraph" style:parent-style-name="Standard" style:list-style-name="L3">
      <style:text-properties officeooo:rsid="00151e1b" officeooo:paragraph-rsid="00151e1b"/>
    </style:style>
    <style:style style:name="P27" style:family="paragraph" style:parent-style-name="Standard" style:list-style-name="L4">
      <style:text-properties fo:font-weight="normal" officeooo:rsid="0016e448" officeooo:paragraph-rsid="0016e448" style:font-weight-asian="normal" style:font-weight-complex="normal"/>
    </style:style>
    <style:style style:name="P28" style:family="paragraph" style:parent-style-name="Standard" style:list-style-name="L4">
      <style:text-properties fo:font-weight="normal" officeooo:rsid="0017ecf1" officeooo:paragraph-rsid="0017ecf1" style:font-weight-asian="normal" style:font-weight-complex="normal"/>
    </style:style>
    <style:style style:name="P29" style:family="paragraph" style:parent-style-name="Standard" style:list-style-name="L6">
      <style:text-properties fo:font-weight="normal" officeooo:rsid="0019e3a1" officeooo:paragraph-rsid="0019e3a1" style:font-weight-asian="normal" style:font-weight-complex="normal"/>
    </style:style>
    <style:style style:name="P30" style:family="paragraph" style:parent-style-name="Standard" style:list-style-name="L6">
      <style:text-properties fo:font-weight="normal" officeooo:rsid="001ba170" officeooo:paragraph-rsid="001ba170" style:font-weight-asian="normal" style:font-weight-complex="normal"/>
    </style:style>
    <style:style style:name="P31" style:family="paragraph" style:parent-style-name="Standard" style:list-style-name="L6">
      <style:text-properties fo:font-weight="normal" officeooo:rsid="001c30e1" officeooo:paragraph-rsid="001c30e1" style:font-weight-asian="normal" style:font-weight-complex="normal"/>
    </style:style>
    <style:style style:name="P32" style:family="paragraph" style:parent-style-name="Standard" style:list-style-name="L6">
      <style:text-properties fo:font-weight="normal" officeooo:rsid="001ccd14" officeooo:paragraph-rsid="001ccd14" style:font-weight-asian="normal" style:font-weight-complex="normal"/>
    </style:style>
    <style:style style:name="P33" style:family="paragraph" style:parent-style-name="Standard" style:list-style-name="L6">
      <style:text-properties fo:font-weight="normal" officeooo:rsid="001e30f7" officeooo:paragraph-rsid="001e30f7" style:font-weight-asian="normal" style:font-weight-complex="normal"/>
    </style:style>
    <style:style style:name="P34" style:family="paragraph" style:parent-style-name="Standard" style:list-style-name="L7">
      <style:text-properties fo:font-weight="normal" officeooo:rsid="001f988e" officeooo:paragraph-rsid="001f988e" style:font-weight-asian="normal" style:font-weight-complex="normal"/>
    </style:style>
    <style:style style:name="P35" style:family="paragraph" style:parent-style-name="Standard" style:list-style-name="L7">
      <style:text-properties fo:font-weight="normal" officeooo:rsid="002099b1" officeooo:paragraph-rsid="002099b1" style:font-weight-asian="normal" style:font-weight-complex="normal"/>
    </style:style>
    <style:style style:name="P36" style:family="paragraph" style:parent-style-name="Standard" style:list-style-name="L6">
      <style:text-properties fo:font-weight="normal" officeooo:rsid="002e0afe" officeooo:paragraph-rsid="002e0afe" style:font-weight-asian="normal" style:font-weight-complex="normal"/>
    </style:style>
    <style:style style:name="P37" style:family="paragraph" style:parent-style-name="Standard" style:list-style-name="L5">
      <style:text-properties fo:font-weight="bold" officeooo:rsid="0019e3a1" officeooo:paragraph-rsid="0019e3a1" style:font-weight-asian="bold" style:font-weight-complex="bold"/>
    </style:style>
    <style:style style:name="P38" style:family="paragraph" style:parent-style-name="Standard" style:list-style-name="L6">
      <style:text-properties fo:font-weight="bold" officeooo:rsid="001ea67e" officeooo:paragraph-rsid="001e30f7" style:font-weight-asian="bold" style:font-weight-complex="bold"/>
    </style:style>
    <style:style style:name="P39" style:family="paragraph" style:parent-style-name="Standard" style:list-style-name="L6">
      <style:text-properties fo:font-weight="bold" officeooo:rsid="001ea67e" officeooo:paragraph-rsid="001ea67e" style:font-weight-asian="bold" style:font-weight-complex="bold"/>
    </style:style>
    <style:style style:name="P40" style:family="paragraph" style:parent-style-name="Standard" style:list-style-name="L6">
      <style:text-properties fo:font-weight="bold" officeooo:rsid="001e30f7" officeooo:paragraph-rsid="001e30f7" style:font-weight-asian="bold" style:font-weight-complex="bold"/>
    </style:style>
    <style:style style:name="P41" style:family="paragraph" style:parent-style-name="Standard" style:list-style-name="L7">
      <style:text-properties fo:font-weight="bold" officeooo:rsid="002099b1" officeooo:paragraph-rsid="002099b1" style:font-weight-asian="bold" style:font-weight-complex="bold"/>
    </style:style>
    <style:style style:name="P42" style:family="paragraph" style:parent-style-name="Standard">
      <style:text-properties fo:font-weight="bold" officeooo:rsid="002f9d5d" officeooo:paragraph-rsid="002f9d5d" style:font-weight-asian="bold" style:font-weight-complex="bold"/>
    </style:style>
    <style:style style:name="P43" style:family="paragraph" style:parent-style-name="Standard" style:list-style-name="L6">
      <style:text-properties officeooo:paragraph-rsid="001ea67e"/>
    </style:style>
    <style:style style:name="P44" style:family="paragraph" style:parent-style-name="Standard" style:list-style-name="L6">
      <style:text-properties officeooo:paragraph-rsid="001e30f7"/>
    </style:style>
    <style:style style:name="P45" style:family="paragraph" style:parent-style-name="Standard" style:list-style-name="L6">
      <style:text-properties officeooo:rsid="001e30f7" officeooo:paragraph-rsid="001e30f7"/>
    </style:style>
    <style:style style:name="P46" style:family="paragraph" style:parent-style-name="Standard" style:list-style-name="L7">
      <style:text-properties fo:font-variant="normal" fo:text-transform="none" fo:color="#202124" style:font-name="arial" fo:font-size="12pt" fo:letter-spacing="normal" fo:font-style="normal" fo:font-weight="normal" officeooo:rsid="002099b1" officeooo:paragraph-rsid="002099b1" style:font-weight-asian="bold" style:font-weight-complex="bold"/>
    </style:style>
    <style:style style:name="P47" style:family="paragraph" style:parent-style-name="Standard" style:list-style-name="L7">
      <style:text-properties fo:font-variant="normal" fo:text-transform="none" fo:color="#202124" style:font-name="arial" fo:font-size="12pt" fo:letter-spacing="normal" fo:font-style="normal" fo:font-weight="normal" officeooo:rsid="002099b1" officeooo:paragraph-rsid="002099b1" style:font-weight-asian="normal" style:font-weight-complex="normal"/>
    </style:style>
    <style:style style:name="P48" style:family="paragraph" style:parent-style-name="Standard" style:list-style-name="L7">
      <style:text-properties fo:font-variant="normal" fo:text-transform="none" fo:color="#4d5156" style:font-name="arial" fo:font-size="10.5pt" fo:letter-spacing="normal" fo:font-style="normal" fo:font-weight="normal" officeooo:rsid="002099b1" officeooo:paragraph-rsid="002099b1" style:font-weight-asian="normal" style:font-weight-complex="normal"/>
    </style:style>
    <style:style style:name="P49" style:family="paragraph" style:parent-style-name="Standard" style:list-style-name="L7">
      <style:text-properties fo:font-variant="normal" fo:text-transform="none" fo:color="#4d5156" style:font-name="arial" fo:font-size="10.5pt" fo:letter-spacing="normal" fo:font-style="normal" fo:font-weight="normal" officeooo:rsid="002099b1" officeooo:paragraph-rsid="0021e008" style:font-weight-asian="normal" style:font-weight-complex="normal"/>
    </style:style>
    <style:style style:name="P50" style:family="paragraph" style:parent-style-name="Standard" style:list-style-name="L7">
      <style:text-properties fo:font-variant="normal" fo:text-transform="none" fo:color="#212121" style:font-name="BlinkMacSystemFont" fo:font-size="12pt" fo:letter-spacing="normal" fo:font-style="normal" fo:font-weight="normal" officeooo:rsid="002099b1" officeooo:paragraph-rsid="002099b1" style:font-weight-asian="bold" style:font-weight-complex="bold"/>
    </style:style>
    <style:style style:name="P51" style:family="paragraph" style:parent-style-name="Standard">
      <style:text-properties officeooo:paragraph-rsid="001ea67e"/>
    </style:style>
    <style:style style:name="P52" style:family="paragraph" style:parent-style-name="Text_20_body" style:list-style-name="L7">
      <style:text-properties fo:font-weight="bold" officeooo:rsid="002099b1" officeooo:paragraph-rsid="002099b1" style:font-weight-asian="bold" style:font-weight-complex="bold"/>
    </style:style>
    <style:style style:name="P53" style:family="paragraph" style:parent-style-name="Text_20_body" style:list-style-name="L8">
      <style:paragraph-properties fo:margin-left="0in" fo:margin-right="0in" fo:margin-top="0in" fo:margin-bottom="0in" loext:contextual-spacing="false" fo:orphans="2" fo:widows="2" fo:text-indent="0in" style:auto-text-indent="false" fo:padding="0in" fo:border="none"/>
    </style:style>
    <style:style style:name="P54" style:family="paragraph" style:parent-style-name="Text_20_body" style:list-style-name="L8">
      <style:paragraph-properties fo:margin-top="0in" fo:margin-bottom="0in" loext:contextual-spacing="false" fo:line-height="100%" fo:orphans="2" fo:widows="2" fo:padding="0in" fo:border="none"/>
      <style:text-properties fo:font-variant="normal" fo:text-transform="none" fo:color="#202122" style:font-name="sans-serif" fo:font-size="10.5pt" fo:letter-spacing="normal" fo:font-style="normal" fo:font-weight="normal"/>
    </style:style>
    <style:style style:name="P55" style:family="paragraph" style:parent-style-name="Text_20_body" style:list-style-name="L8">
      <style:paragraph-properties fo:margin-top="0in" fo:margin-bottom="0in" loext:contextual-spacing="false" fo:orphans="2" fo:widows="2" fo:padding="0in" fo:border="none"/>
    </style:style>
    <style:style style:name="T1" style:family="text">
      <style:text-properties officeooo:rsid="00151e1b"/>
    </style:style>
    <style:style style:name="T2" style:family="text">
      <style:text-properties fo:font-weight="normal" style:font-weight-asian="normal" style:font-weight-complex="normal"/>
    </style:style>
    <style:style style:name="T3" style:family="text">
      <style:text-properties fo:font-weight="normal" officeooo:rsid="001ccd14" style:font-weight-asian="normal" style:font-weight-complex="normal"/>
    </style:style>
    <style:style style:name="T4" style:family="text">
      <style:text-properties fo:font-weight="normal" officeooo:rsid="001ea67e" style:font-weight-asian="normal" style:font-weight-complex="normal"/>
    </style:style>
    <style:style style:name="T5" style:family="text">
      <style:text-properties fo:font-weight="normal" officeooo:rsid="001e30f7"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ea67e" style:font-weight-asian="bold" style:font-weight-complex="bold"/>
    </style:style>
    <style:style style:name="T8" style:family="text">
      <style:text-properties fo:font-weight="bold" officeooo:rsid="0022c906" style:font-weight-asian="bold" style:font-weight-complex="bold"/>
    </style:style>
    <style:style style:name="T9" style:family="text">
      <style:text-properties fo:font-weight="bold" officeooo:rsid="002f9d5d" style:font-weight-asian="bold" style:font-weight-complex="bold"/>
    </style:style>
    <style:style style:name="T10" style:family="text">
      <style:text-properties fo:font-variant="normal" fo:text-transform="none" fo:color="#202124" style:font-name="arial" fo:font-size="12pt" fo:letter-spacing="normal" fo:font-style="normal" fo:font-weight="normal"/>
    </style:style>
    <style:style style:name="T11" style:family="text">
      <style:text-properties fo:font-variant="normal" fo:text-transform="none" fo:color="#202124" style:font-name="arial" fo:font-size="12pt" fo:letter-spacing="normal" fo:font-style="normal" fo:font-weight="normal" style:font-weight-asian="normal" style:font-weight-complex="normal"/>
    </style:style>
    <style:style style:name="T12" style:family="text">
      <style:text-properties fo:font-variant="normal" fo:text-transform="none" fo:color="#202124" fo:letter-spacing="normal"/>
    </style:style>
    <style:style style:name="T13" style:family="text">
      <style:text-properties fo:font-variant="normal" fo:text-transform="none" fo:color="#202124" fo:letter-spacing="normal" fo:font-weight="normal" style:font-weight-asian="normal" style:font-weight-complex="normal"/>
    </style:style>
    <style:style style:name="T14" style:family="text">
      <style:text-properties fo:font-variant="normal" fo:text-transform="none" fo:color="#5f6368" style:font-name="arial" fo:font-size="10.5pt" fo:letter-spacing="normal" fo:font-style="normal" fo:font-weight="normal" style:font-weight-asian="normal" style:font-weight-complex="normal"/>
    </style:style>
    <style:style style:name="T15" style:family="text">
      <style:text-properties fo:font-variant="normal" fo:text-transform="none" fo:color="#4d5156" style:font-name="arial" fo:font-size="10.5pt" fo:letter-spacing="normal" fo:font-style="normal" fo:font-weight="normal" style:font-weight-asian="normal" style:font-weight-complex="normal"/>
    </style:style>
    <style:style style:name="T16" style:family="text">
      <style:text-properties fo:font-variant="normal" fo:text-transform="none" fo:color="#4d5156" fo:letter-spacing="normal" fo:font-weight="normal" style:font-weight-asian="normal" style:font-weight-complex="normal"/>
    </style:style>
    <style:style style:name="T17" style:family="text">
      <style:text-properties fo:font-variant="normal" fo:text-transform="none" fo:color="#202122" style:font-name="sans-serif" fo:font-size="10.5pt" fo:letter-spacing="normal" fo:font-style="normal" fo:font-weight="normal"/>
    </style:style>
    <style:style style:name="T18" style:family="text">
      <style:text-properties fo:font-variant="normal" fo:text-transform="none" fo:color="#202122" style:font-name="sans-serif" fo:font-size="10.5pt" fo:letter-spacing="normal" fo:font-style="normal" fo:font-weight="normal" style:font-weight-asian="normal" style:font-weight-complex="normal"/>
    </style:style>
    <style:style style:name="T19"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style:style>
    <style:style style:name="T20"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style:font-weight-asian="normal" style:font-weight-complex="normal"/>
    </style:style>
    <style:style style:name="T21" style:family="text">
      <style:text-properties fo:color="#4d5156" style:font-name="arial" fo:font-size="10.5pt" style:font-weight-asian="normal" style:font-weight-complex="normal"/>
    </style:style>
    <style:style style:name="T22" style:family="text">
      <style:text-properties fo:color="#202122"/>
    </style:style>
    <style:style style:name="T23" style:family="text">
      <style:text-properties fo:color="#202122" style:font-name="sans-serif" fo:font-size="10.5pt"/>
    </style:style>
    <style:style style:name="T24" style:family="text">
      <style:text-properties fo:color="#0645ad" style:text-line-through-style="none" style:text-line-through-type="none" style:font-name="sans-serif" fo:font-size="10.5pt" style:text-underline-style="none" style:text-blinking="false" fo:background-color="#ffffff" loext:char-shading-value="0"/>
    </style:style>
    <style:style style:name="T25" style:family="text">
      <style:text-properties fo:color="#0645ad" style:text-line-through-style="none" style:text-line-through-type="none" style:font-name="sans-serif" fo:font-size="8.25pt" style:text-underline-style="none" style:text-blinking="false"/>
    </style:style>
    <style:style style:name="T26" style:family="text">
      <style:text-properties fo:font-size="8.25pt"/>
    </style:style>
    <style:style style:name="T27" style:family="text">
      <style:text-properties officeooo:rsid="0024bf60"/>
    </style:style>
    <style:style style:name="T28" style:family="text">
      <style:text-properties officeooo:rsid="002967cd"/>
    </style:style>
    <style:style style:name="T29" style:family="text">
      <style:text-properties officeooo:rsid="002ce68a"/>
    </style:style>
    <style:style style:name="T30" style:family="text">
      <style:text-properties officeooo:rsid="002f9d5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changed-region xml:id="ct94204429345520" text:id="ct94204429345520">
          <text:deletion>
            <office:change-info>
              <dc:creator>Unknown Author</dc:creator>
              <dc:date>2021-09-02T05:18:10</dc:date>
            </office:change-info>
            <text:p text:style-name="P51"><text:span text:style-name="T7">hemes</text:span></text:p>
          </text:deletion>
        </text:changed-region>
        <text:changed-region xml:id="ct94204420966576" text:id="ct94204420966576">
          <text:insertion>
            <office:change-info>
              <dc:creator>Unknown Author</dc:creator>
              <dc:date>2021-09-02T05:18:10</dc:date>
            </office:change-info>
          </text:insertion>
        </text:changed-region>
        <text:changed-region xml:id="ct94204399403008" text:id="ct94204399403008">
          <text:insertion>
            <office:change-info>
              <dc:creator>Unknown Author</dc:creator>
              <dc:date>2021-09-02T05:20:19</dc:date>
            </office:change-info>
          </text:insertion>
        </text:changed-region>
        <text:changed-region xml:id="ct94204416135616" text:id="ct94204416135616">
          <text:insertion>
            <office:change-info>
              <dc:creator>Unknown Author</dc:creator>
              <dc:date>2021-09-02T05:21:00</dc:date>
            </office:change-info>
          </text:insertion>
        </text:changed-region>
        <text:changed-region xml:id="ct94204420830288" text:id="ct94204420830288">
          <text:insertion>
            <office:change-info>
              <dc:creator>Unknown Author</dc:creator>
              <dc:date>2021-09-02T05:22:0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document is only for notes on the final thesis document. We are pressed for time but I have full confidence we can get this shit done!</text:p>
      <text:p text:style-name="P1"/>
      <text:p text:style-name="P2">Let’s just go on in order, shall we? Define the actual significance of our work first etc. </text:p>
      <text:p text:style-name="P1"/>
      <text:p text:style-name="P1">He SAVAGED your introduction, but provided very good feedback.</text:p>
      <text:list xml:id="list40474963" text:style-name="L1">
        <text:list-item>
          <text:p text:style-name="P22">Add list of reactions for which heme is important i.e. industrial applications or healthcare applications; provide specific examples too</text:p>
        </text:list-item>
        <text:list-item>
          <text:p text:style-name="P22">More uhm, topic and binding sentences</text:p>
        </text:list-item>
        <text:list-item>
          <text:p text:style-name="P22">Limitations of the Li study, other studies</text:p>
        </text:list-item>
        <text:list-item>
          <text:p text:style-name="P22">Discuss differences in the heme molecules investigated</text:p>
        </text:list-item>
        <text:list-item>
          <text:p text:style-name="P22">Limitations and goals of your own study </text:p>
        </text:list-item>
      </text:list>
      <text:p text:style-name="P1"/>
      <text:p text:style-name="P1">Methods</text:p>
      <text:list xml:id="list641765963" text:style-name="L2">
        <text:list-item>
          <text:p text:style-name="P23">Don’t be afraid of bullet point lists within the text I suppose lol</text:p>
        </text:list-item>
        <text:list-item>
          <text:p text:style-name="P23">Clarify if there were more pre-processing steps. I don’t think so. Elimination of the problem PDBs only became evident upon running. Not perfect to predict problems beforehand, e.g. that one with the weird mutant/double up amino acid in one spot; double pockets; the wobble structures are evident however.</text:p>
        </text:list-item>
        <text:list-item>
          <text:p text:style-name="P25">There was also the case where some PDBs contained doubled-up species and molecule names, which while could be run with the algorithm does not allow for rapid throughput without modifying the PDB.</text:p>
        </text:list-item>
        <text:list-item>
          <text:p text:style-name="P23">Give title of .py for preprocessing (potentially include code?)</text:p>
        </text:list-item>
        <text:list-item>
          <text:p text:style-name="P23">5A v 7A is an interesting argument lol</text:p>
        </text:list-item>
      </text:list>
      <text:p text:style-name="P1">Results and Discussion</text:p>
      <text:list xml:id="list1524766542" text:style-name="L3">
        <text:list-item>
          <text:p text:style-name="P24">Only highlight some of the most interesting graphs as examples?</text:p>
        </text:list-item>
        <text:list-item>
          <text:p text:style-name="P24">Go into very specifics of the various data. Don’t be afraid of length and don’t expect people to take a look at your data for you. This is not show don’t tell. This is perhaps show and tell ‘em what you found in exhaustive detail.</text:p>
        </text:list-item>
        <text:list-item>
          <text:p text:style-name="P24">Further, we require a measure of nonpolar v. polar residues in the amino acid table. This should be… interesting to calculate. <text:span text:style-name="T1">(ONLY WORK IN R TO CALCULATE)</text:span></text:p>
          <text:list>
            <text:list-item>
              <text:p text:style-name="P26">LET US FIRST FOCUS UPON THE WRITING BEFORE ADDING IN A CLACULATION THAT MAY ALSO BE DISCUSSED</text:p>
            </text:list-item>
          </text:list>
        </text:list-item>
        <text:list-item>
          <text:p text:style-name="P26">Lol we’re summarizing 100% the data. Not the IMPLICATIONS or SIGNIFICANCE of th data. </text:p>
        </text:list-item>
        <text:list-item>
          <text:p text:style-name="P26">The word file regretably does not display the overlaid graphs.</text:p>
        </text:list-item>
      </text:list>
      <text:p text:style-name="P2"/>
      <text:p text:style-name="P2"/>
      <text:p text:style-name="P2"/>
      <text:p text:style-name="P2"/>
      <text:p text:style-name="P2"/>
      <text:p text:style-name="P2"/>
      <text:p text:style-name="P2"/>
      <text:p text:style-name="P2"/>
      <text:p text:style-name="P21">Introduction papers and their notes; may also re-read some of the studies we first went over; but if I remember correctly these were more on the subject of engineering rather than significance of any particular enzymes. We can do both lol. Let’s… scan those first. Then move onto the new stuff</text:p>
      <text:p text:style-name="P3"/>
      <text:p text:style-name="P3">Cooper 2019 Tyrosine </text:p>
      <text:list xml:id="list2000213611" text:style-name="L4">
        <text:list-item>
          <text:p text:style-name="P27">So they were more about getting a new method, augmenting blood oxygen transportation. </text:p>
        </text:list-item>
        <text:list-item>
          <text:p text:style-name="P28">Table 1 rationale for their mutations. mostly/only focused on coordinating residues to facilitate electron transfer. Likely appropriate for their study but perhaps a further modification of the heme environment would be useful.</text:p>
        </text:list-item>
        <text:list-item>
          <text:p text:style-name="P28">Come back if need more info I guess. Good example of a discussion I think</text:p>
        </text:list-item>
      </text:list>
      <text:p text:style-name="P12"/>
      <text:p text:style-name="P4">Jeong and Song, 2020; Scaffolds for engineered proteins, could be useful for implications I guess</text:p>
      <text:list xml:id="list723086153" text:style-name="L5">
        <text:list-item>
          <text:p text:style-name="P37">Refs 54 and 61, <text:span text:style-name="T2">especially 61, could be interesting. Say they engineered the environments around the binding pockets. Could just say some shit is mentioned or reference those other studies themselves to show that the environment is quite important</text:span></text:p>
        </text:list-item>
      </text:list>
      <text:p text:style-name="P13"/>
      <text:p text:style-name="P5">Li 2011 heme proteins design and prediction stuff</text:p>
      <text:list xml:id="list1457720519" text:style-name="L6">
        <text:list-item>
          <text:p text:style-name="P29">Take all the notes on this one homie before we go meandering around for other stuff!</text:p>
        </text:list-item>
        <text:list-item>
          <text:p text:style-name="P29">Also found that heme binding pockets mostly have aromatics/nonpolar amino acids, fewer charged residues (abstract) <text:span text:style-name="T29">cv</text:span></text:p>
        </text:list-item>
        <text:list-item>
          <text:p text:style-name="P29">Focused on the apo v. holo forms of heme proteins, conformational changes upon binding</text:p>
        </text:list-item>
        <text:list-item>
          <text:p text:style-name="P29">hemoglboin and myoglobin for oxygen storage and transport in blood (example)</text:p>
        </text:list-item>
        <text:list-item>
          <text:p text:style-name="P29">References 3-9 say that there are other roles for heme in regulation, chemosensing, microRNA processing. I’d try to look at that or another study that provides greater detail rather than just citing this</text:p>
        </text:list-item>
        <text:list-item>
          <text:p text:style-name="P30">Ref 19-25 for biocatalysts and therapeutics?<text:tab/></text:p>
          <text:list>
            <text:list-item>
              <text:p text:style-name="P36">And some stuff on engineering proteins if you want even more references, idk I guess if you really want to spruce it up and have time later. So far I’m just trying to get the argument of importance made lol</text:p>
            </text:list-item>
          </text:list>
        </text:list-item>
        <text:list-item>
          <text:p text:style-name="P30">Heme b and heme c studied here. Heme b binds to proteins noncovalently, heme-c forms covalent bonds between heme vinyl groups and two cys residues of proteins, they have a figure 1 of the differences – no they don’t they just show the two structures lol, but side by side.</text:p>
        </text:list-item>
        <text:list-item>
          <text:p text:style-name="P30">Ref 27-28 suggest stuff important: heme mol variability, micro environments, axial ligands v. iron, relative solvent accessibility of heme. </text:p>
        </text:list-item>
        <text:list-item>
          <text:p text:style-name="P30">Ref 27 and 30 design novel heme proteins for green energy/therapeutics</text:p>
        </text:list-item>
        <text:list-item>
          <text:p text:style-name="P30">Ref 27 ‘diversity and conservation’ of interactions between heme and proteins were analyzed :o</text:p>
        </text:list-item>
        <text:list-item>
          <text:p text:style-name="P30">used 68 type-b heme proteins (used 60% seq id cutoff), redundant, limited availaibility of structures – and now there’s MORE</text:p>
        </text:list-item>
        <text:list-item>
          <text:p text:style-name="P31">41 analysis on 34 heme proteins</text:p>
        </text:list-item>
        <text:list-item>
          <text:p text:style-name="P31">They define the exact qualities of their proteins e.g. max R value, max resolution, method; perhaps a project for the weekend, potentially extractable from the pdb files. Maybe not necessary for our study. </text:p>
        </text:list-item>
        <text:list-item>
          <text:p text:style-name="P31">They used alternative methods to examine amino acid frequencies and relative solvent accessibility</text:p>
        </text:list-item>
        <text:list-item>
          <text:p text:style-name="P31">Also defined their axial ligands etc. more arbitrarily v. just defining everything in the pocket lol </text:p>
        </text:list-item>
        <text:list-item>
          <text:p text:style-name="P32">Did they construct the apo-holo using ligands similar to heme. No, they removed these. I mean I looked at this manually lol</text:p>
        </text:list-item>
        <text:list-item>
          <text:p text:style-name="P45"><text:soft-page-break/><text:span text:style-name="T3">T</text:span><text:span text:style-name="T2">hey manually identify coordinating/axial residues? No. If the distance between an N, S, or O of a residue are within 3 A of heme Fe. </text:span><text:span text:style-name="T6">I could also do this, if it is desirable to find only ‘axial ligands’ but we grab the 3 closest residues anyway, so.</text:span></text:p>
        </text:list-item>
        <text:list-item>
          <text:p text:style-name="P45"><text:span text:style-name="T2">They found H, M, C, Y, K most common axial ligands (the closest 3 in our case). Histidine is the dominant residue for heme b and c. Heme b uses more Cys than Heme C, heme C likes methionine residues. Heme c has a small dataset here, as do we. But they include all chains I think.</text:span></text:p>
        </text:list-item>
        <text:list-item>
          <text:p text:style-name="P45"><text:span text:style-name="T2">→</text:span><text:span text:style-name="T4"> </text:span><text:span text:style-name="T7">our results actually disagree a fair amount for residues within the binding pocket</text:span></text:p>
        </text:list-item>
        <text:list-item>
          <text:p text:style-name="P38">→ therefore we should also include a table of those we defined as likely to interact, the 3 closest by mean distance; should be fairly easy, just output the dataframe and also be sure to sort it and get the frequencies in it. Perhaps convert other dataframes to just frequencies.</text:p>
        </text:list-item>
        <text:list-item>
          <text:p text:style-name="P38">→ their study suggests the huge amount of hisidines may be due to just the preponderance of heme in the overall protein.</text:p>
        </text:list-item>
        <text:list-item>
          <text:p text:style-name="P43"><text:span text:style-name="T7">But we really don’t find that high of a frequency of </text:span><text:change text:change-id="ct94204429345520"/><text:change-start text:change-id="ct94204420966576"/><text:span text:style-name="T9">histidines</text:span><text:change-end text:change-id="ct94204420966576"/><text:span text:style-name="T7"> lol</text:span></text:p>
        </text:list-item>
        <text:list-item>
          <text:p text:style-name="P39">We do show high amounts of the nonpolar residues though, so that’s gucci.</text:p>
        </text:list-item>
        <text:list-item>
          <text:p text:style-name="P44"><text:span text:style-name="T5">Ref 41 ‘normalized amino acid profiles’ assess compostion and conservation of heme binding sites </text:span></text:p>
        </text:list-item>
        <text:list-item>
          <text:p text:style-name="P33">→ we can say like our results agree with others see this and that</text:p>
        </text:list-item>
        <text:list-item>
          <text:p text:style-name="P40">→ but we’ll need to do frequencies of the closest things. We can feed that dataset into the amino acids I think. Or interesect with the frequencies we already have, since the residue number is also reported if I remember correctly. Can make a new function to grab these. If time. Looks like we’ll be working into the weekend lololol rip my life. <text:s/>Then you’ll probably want a few days to construct the presentation…. See how you want to spend your time.<text:change-start text:change-id="ct94204399403008"/> <text:span text:style-name="T30">WE kind of show this already with the violin plots, but it would be better to have reproducible tables. I think intersecting will work, but if not… IDK, talk with jeandi about it. I think </text:span><text:change-end text:change-id="ct94204399403008"/><text:change-start text:change-id="ct94204416135616"/><text:span text:style-name="T30">do the best with the results you have now, which ARE A LOT, you have A LOT DON’T’ FEEL BAD! Don’t necessarily NEED to compare to their study – the value of this information of freq of closest v. whatver, idk, don’t worry bout it. Um. But it is a missing piece that would be nice to have. </text:span><text:change-end text:change-id="ct94204416135616"/><text:change-start text:change-id="ct94204420830288"/></text:p>
        </text:list-item>
      </text:list>
      <text:p text:style-name="P42">→ Therefore establish a good results section and intro section now with what you have and put more stuff in LATER if you have time. Get the B before you go for the A+ you know. RN we got fuck all<text:change-end text:change-id="ct94204420830288"/></text:p>
      <text:list xml:id="list52248949622816" text:continue-numbering="true" text:style-name="L6">
        <text:list-item>
          <text:p text:style-name="P33">To enhance our study, we’d also compare to background frequencies of amino acids in other heme-b and etc. proteins, as much as we could. Rather than just the pocket. <text:span text:style-name="T6">So add that in limitations.</text:span></text:p>
        </text:list-item>
        <text:list-item>
          <text:p text:style-name="P40"/>
        </text:list-item>
      </text:list>
      <text:p text:style-name="P13">Poulos 2014 Heme enzyme structure and functions</text:p>
      <text:list xml:id="list3906803510" text:style-name="L7">
        <text:list-item>
          <text:p text:style-name="P34">‘heme shutles electrons between proteins, eg. mitochondrial respiration, or stores/transports O2 w. globins. Also involved in oxygenases, hydroxylation,</text:p>
        </text:list-item>
        <text:list-item>
          <text:p text:style-name="P35">cite this paper because it goes into extraordinary detail, but otherwise here’s some google stuff that’s higher level for poor Pat:</text:p>
        </text:list-item>
        <text:list-item>
          <text:p text:style-name="P35">peroxidases</text:p>
          <text:list>
            <text:list-item>
              <text:p text:style-name="P41"><text:span text:style-name="T11">Peroxidase are enzymes that catalyze oxidation-reduction reaction by mechanism of free radical</text:span><text:span text:style-name="T13"> </text:span><text:span text:style-name="T11">that transform several compounds into oxidized or polymerized products. The prosthetic group of peroxidase is composed of a protein-bound heme, usually through a histidine residue that acts as a proximal ligand.</text:span></text:p>
            </text:list-item>
          </text:list>
        </text:list-item>
        <text:list-item>
          <text:p text:style-name="P35">Catalases</text:p>
          <text:list>
            <text:list-item>
              <text:p text:style-name="P46"><text:soft-page-break/>Catalase, an enzyme that brings about (catalyzes) the reaction by which hydrogen peroxide is decomposed to water and oxygen.</text:p>
            </text:list-item>
            <text:list-item>
              <text:p text:style-name="P46">The key difference between catalase and peroxidase is that catalase catalyzes the decomposition of hydrogen peroxide into water and oxygen, whereas peroxidase catalyzes the decomposition of peroxides. Therefore, catalase is a type of peroxidase enzyme.</text:p>
            </text:list-item>
          </text:list>
        </text:list-item>
        <text:list-item>
          <text:p text:style-name="P35">cytochrome p450</text:p>
          <text:list>
            <text:list-item>
              <text:p text:style-name="P41"><text:span text:style-name="T10">Cytochromes P450 (CYPs) are a superfamily of enzymes containing heme as a cofactor</text:span><text:span text:style-name="T12"> </text:span><text:span text:style-name="T10">that functions as monooxygenases. In mammals, these proteins oxidize steroids, fatty acids, and xenobiotics, and are important for the clearance of various compounds, as well as for hormone synthesis and breakdown.</text:span></text:p>
            </text:list-item>
            <text:list-item>
              <text:p text:style-name="P46">he detoxification of xenobiotics, cellular metabolism and homeostasis</text:p>
            </text:list-item>
            <text:list-item>
              <text:p text:style-name="P46">Induction or inhibition of CYP enzymes is a major mechanism that underlies drug-drug interactions.</text:p>
            </text:list-item>
            <text:list-item>
              <text:p text:style-name="P46">The cytochrome P450 system catalyzes the insertion of an oxygen atom into CH and NH bonds, the epoxidation of π bonds, and the addition of an oxygen atom to the electron pairs of nitrogen, sulfur, and phosphorus atoms. ... O</text:p>
            </text:list-item>
            <text:list-item>
              <text:p text:style-name="P46"><text:span text:style-name="T23">Human CYPs are primarily membrane-associated proteins</text:span><text:bookmark text:name="cite_ref-pmid21744854_20-0"/><text:a xlink:type="simple" xlink:href="https://en.wikipedia.org/wiki/Cytochrome_P450#cite_note-pmid21744854-20" text:style-name="Internet_20_link" text:visited-style-name="Visited_20_Internet_20_Link"><text:span text:style-name="T25">[20]</text:span></text:a><text:span text:style-name="T22"> </text:span><text:span text:style-name="T23">located either in the inner membrane of </text:span><text:a xlink:type="simple" xlink:href="https://en.wikipedia.org/wiki/Mitochondria" text:style-name="Internet_20_link" text:visited-style-name="Visited_20_Internet_20_Link"><text:span text:style-name="T24">mitochondria</text:span></text:a><text:span text:style-name="T22"> </text:span><text:span text:style-name="T23">or in the </text:span><text:a xlink:type="simple" xlink:href="https://en.wikipedia.org/wiki/Endoplasmic_reticulum" text:style-name="Internet_20_link" text:visited-style-name="Visited_20_Internet_20_Link"><text:span text:style-name="T24">endoplasmic reticulum</text:span></text:a><text:span text:style-name="T22"> </text:span><text:span text:style-name="T23">of cells. CYPs metabolize thousands of </text:span><text:a xlink:type="simple" xlink:href="https://en.wikipedia.org/wiki/Endogenous" text:style-name="Internet_20_link" text:visited-style-name="Visited_20_Internet_20_Link"><text:span text:style-name="T24">endogenous</text:span></text:a><text:span text:style-name="T22"> </text:span><text:span text:style-name="T23">and </text:span><text:a xlink:type="simple" xlink:href="https://en.wikipedia.org/wiki/Exogenous" text:style-name="Internet_20_link" text:visited-style-name="Visited_20_Internet_20_Link"><text:span text:style-name="T24">exogenous</text:span></text:a><text:span text:style-name="T22"> </text:span><text:span text:style-name="T23">chemicals. </text:span></text:p>
            </text:list-item>
            <text:list-item>
              <text:p text:style-name="P46"><text:span text:style-name="T22"> </text:span><text:span text:style-name="T23">Cytochrome P450 enzymes are present in most tissues of the body, and play important roles in </text:span><text:a xlink:type="simple" xlink:href="https://en.wikipedia.org/wiki/Hormone" text:style-name="Internet_20_link" text:visited-style-name="Visited_20_Internet_20_Link"><text:span text:style-name="T24">hormone</text:span></text:a><text:span text:style-name="T22"> </text:span><text:span text:style-name="T23">synthesis and breakdown (including </text:span><text:a xlink:type="simple" xlink:href="https://en.wikipedia.org/wiki/Estrogen" text:style-name="Internet_20_link" text:visited-style-name="Visited_20_Internet_20_Link"><text:span text:style-name="T24">estrogen</text:span></text:a><text:span text:style-name="T22"> </text:span><text:span text:style-name="T23">and </text:span><text:a xlink:type="simple" xlink:href="https://en.wikipedia.org/wiki/Testosterone" text:style-name="Internet_20_link" text:visited-style-name="Visited_20_Internet_20_Link"><text:span text:style-name="T24">testosterone</text:span></text:a><text:span text:style-name="T22"> </text:span><text:span text:style-name="T23">synthesis and metabolism), </text:span><text:a xlink:type="simple" xlink:href="https://en.wikipedia.org/wiki/Cholesterol" text:style-name="Internet_20_link" text:visited-style-name="Visited_20_Internet_20_Link"><text:span text:style-name="T24">cholesterol</text:span></text:a><text:span text:style-name="T22"> </text:span><text:span text:style-name="T23">synthesis, and </text:span><text:a xlink:type="simple" xlink:href="https://en.wikipedia.org/wiki/Vitamin_D" text:style-name="Internet_20_link" text:visited-style-name="Visited_20_Internet_20_Link"><text:span text:style-name="T24">vitamin D</text:span></text:a><text:span text:style-name="T22"> </text:span><text:span text:style-name="T23">metabolism. Cytochrome P450 enzymes also function to metabolize potentially toxic compounds, including </text:span><text:a xlink:type="simple" xlink:href="https://en.wikipedia.org/wiki/Drugs" text:style-name="Internet_20_link" text:visited-style-name="Visited_20_Internet_20_Link"><text:span text:style-name="T24">drugs</text:span></text:a><text:span text:style-name="T22"> </text:span><text:span text:style-name="T23">and products of endogenous metabolism such as </text:span><text:a xlink:type="simple" xlink:href="https://en.wikipedia.org/wiki/Bilirubin" text:style-name="Internet_20_link" text:visited-style-name="Visited_20_Internet_20_Link"><text:span text:style-name="T24">bilirubin</text:span></text:a><text:span text:style-name="T23">, principally in the </text:span><text:a xlink:type="simple" xlink:href="https://en.wikipedia.org/wiki/Liver" text:style-name="Internet_20_link" text:visited-style-name="Visited_20_Internet_20_Link"><text:span text:style-name="T24">liver</text:span></text:a><text:span text:style-name="T23">.</text:span></text:p>
            </text:list-item>
            <text:list-item>
              <text:p text:style-name="P46"><text:span text:style-name="T23">CYPs are the major enzymes involved in </text:span><text:a xlink:type="simple" xlink:href="https://en.wikipedia.org/wiki/Drug_metabolism" text:style-name="Internet_20_link" text:visited-style-name="Visited_20_Internet_20_Link"><text:span text:style-name="T24">drug metabolism</text:span></text:a><text:span text:style-name="T23">, accounting for about 75% of the total metabolism</text:span></text:p>
            </text:list-item>
            <text:list-item>
              <text:p text:style-name="P46"><text:span text:style-name="T23">Effects on CYP isozyme activity are a major source of adverse </text:span><text:a xlink:type="simple" xlink:href="https://en.wikipedia.org/wiki/Drug_interaction" text:style-name="Internet_20_link" text:visited-style-name="Visited_20_Internet_20_Link"><text:span text:style-name="T24">drug interactions</text:span></text:a><text:span text:style-name="T23">, since changes in CYP enzyme activity may affect the </text:span><text:a xlink:type="simple" xlink:href="https://en.wikipedia.org/wiki/Drug_metabolism" text:style-name="Internet_20_link" text:visited-style-name="Visited_20_Internet_20_Link"><text:span text:style-name="T24">metabolism</text:span></text:a><text:span text:style-name="T22"> </text:span><text:span text:style-name="T23">and </text:span><text:a xlink:type="simple" xlink:href="https://en.wikipedia.org/wiki/Medical_clearance" text:style-name="Internet_20_link" text:visited-style-name="Visited_20_Internet_20_Link"><text:span text:style-name="T24">clearance</text:span></text:a><text:span text:style-name="T22"> </text:span><text:span text:style-name="T23">of various drugs. For example, if one drug inhibits the CYP-mediated metabolism of another drug, the second drug may accumulate within the body to toxic levels. Hence, these drug interactions may necessitate dosage adjustments or choosing drugs that do not interact with the CYP system. Such drug interactions are especially important to consider when using drugs of vital importance to the patient, drugs with significant </text:span><text:a xlink:type="simple" xlink:href="https://en.wikipedia.org/wiki/Adverse_effect" text:style-name="Internet_20_link" text:visited-style-name="Visited_20_Internet_20_Link"><text:span text:style-name="T24">side-effects</text:span></text:a><text:span text:style-name="T23">, or drugs with a narrow </text:span><text:a xlink:type="simple" xlink:href="https://en.wikipedia.org/wiki/Therapeutic_index" text:style-name="Internet_20_link" text:visited-style-name="Visited_20_Internet_20_Link"><text:span text:style-name="T24">therapeutic index</text:span></text:a><text:span text:style-name="T23">, but any drug may be subject to an altered plasma concentration due to altered drug metabolism.</text:span></text:p>
            </text:list-item>
          </text:list>
        </text:list-item>
        <text:list-item>
          <text:p text:style-name="P35">nitric oxide synthase</text:p>
          <text:list>
            <text:list-item>
              <text:p text:style-name="P41"><text:span text:style-name="Emphasis"><text:span text:style-name="T14">Nitric oxide synthases</text:span></text:span><text:span text:style-name="T16"> </text:span><text:span text:style-name="T15">(EC 1.14.13.39) (NOSs) are a family of enzymes catalyzing the production of nitric oxide (NO) from L-arginine</text:span></text:p>
            </text:list-item>
            <text:list-item>
              <text:p text:style-name="P52"><text:span text:style-name="T18">NO activates </text:span><text:a xlink:type="simple" xlink:href="https://en.wikipedia.org/wiki/Guanylate_cyclase" text:style-name="Internet_20_link" text:visited-style-name="Visited_20_Internet_20_Link"><text:span text:style-name="T20">guanylate cyclase</text:span></text:a><text:span text:style-name="T18">, which induces smooth muscle relaxation by:</text:span></text:p>
            </text:list-item>
            <text:list-item text:style-override="L8">
              <text:p text:style-name="P53"><text:span text:style-name="T17">Increased intracellular cGMP, which inhibits </text:span><text:a xlink:type="simple" xlink:href="https://en.wikipedia.org/wiki/Calcium" text:style-name="Internet_20_link" text:visited-style-name="Visited_20_Internet_20_Link"><text:span text:style-name="T19">calcium</text:span></text:a><text:span text:style-name="T17"> entry into the cell, and decreases intracellular calcium concentrations</text:span></text:p>
            </text:list-item>
            <text:list-item text:style-override="L8">
              <text:p text:style-name="P54">Activation of K<text:span text:style-name="T26">+</text:span> channels, which leads to hyperpolarization and relaxation</text:p>
            </text:list-item>
            <text:list-item text:style-override="L8">
              <text:p text:style-name="P55"><text:span text:style-name="T17">Stimulates a cGMP-dependent protein </text:span><text:a xlink:type="simple" xlink:href="https://en.wikipedia.org/wiki/Kinase" text:style-name="Internet_20_link" text:visited-style-name="Visited_20_Internet_20_Link"><text:span text:style-name="T19">kinase</text:span></text:a><text:span text:style-name="T17"> that activates </text:span><text:a xlink:type="simple" xlink:href="https://en.wikipedia.org/wiki/Myosin" text:style-name="Internet_20_link" text:visited-style-name="Visited_20_Internet_20_Link"><text:span text:style-name="T19">myosin</text:span></text:a><text:span text:style-name="T17"> light chain phosphatase, the enzyme that dephosphorylates </text:span><text:a xlink:type="simple" xlink:href="https://en.wikipedia.org/wiki/Myosin" text:style-name="Internet_20_link" text:visited-style-name="Visited_20_Internet_20_Link"><text:span text:style-name="T19">myosin</text:span></text:a><text:span text:style-name="T17"> light chains, which leads to smooth muscle relaxation.</text:span></text:p>
            </text:list-item>
            <text:list-item>
              <text:p text:style-name="P48"/>
            </text:list-item>
          </text:list>
        </text:list-item>
        <text:list-item>
          <text:p text:style-name="P35"><text:soft-page-break/>chloroperoxidase (idk if we have these, only need to provide examples)</text:p>
        </text:list-item>
        <text:list-item>
          <text:p text:style-name="P35">heme oxygenase</text:p>
          <text:list>
            <text:list-item>
              <text:p text:style-name="P41"><text:span text:style-name="Emphasis"><text:span text:style-name="T14">Nitric oxide synthases</text:span></text:span><text:span text:style-name="T16"> </text:span><text:span text:style-name="T15">(EC 1.14.13.39) (NOSs) are a family of enzymes catalyzing the production of nitric oxide (NO) from L-arginine</text:span></text:p>
            </text:list-item>
            <text:list-item>
              <text:p text:style-name="P47">As the red blood cells disintegrate, the hemoglobin is degraded or broken into globin, the protein part, iron (conserved for latter use), and heme (see middle graphic). The heme initially breaks apart into biliverdin, a green pigment which is rapidly reduced to bilirubin, an orange-yellow pigment </text:p>
            </text:list-item>
            <text:list-item>
              <text:p text:style-name="P50"><text:span text:style-name="T21">Heme oxygenase 1 (HO-1) is induced in response to cellular stress and is responsible for converting the prooxidant heme molecule into equimolar quantities of biliverdin (BV), carbon monoxide (CO), and iron. BV is then converted to bilirubin (BR) by the enzyme biliverdin reductase. Experimental evidence suggests that induction of the HO system is an important endogenous mechanism for cytoprotection and that the downstream products of heme degradation, CO, BR, and BV, may mediate these powerful beneficial effects. These molecules, which were once considered to be toxic metabolic waste products, have recently been shown to have dose-dependent vasodilatory, antioxidant, and anti-inflammatory properties that are particularly desirable for tissue protection during organ transplantation. In fact, recent work has demonstrated that administration of exogenous CO, BR, or BV may offer a simple, inexpensive method to substitute for the cytoprotective effects of HO-1 in a variety of clinically applicable models. This review will attempt to summarize the relevant biochemical and cytoprotective properties of CO, BR, and BV, and will discuss emerging studies involving the therapeutic applications of these molecules in the kidney and other organ systems.</text:span></text:p>
            </text:list-item>
            <text:list-item>
              <text:p text:style-name="P50"><text:a xlink:type="simple" xlink:href="https://pubmed.ncbi.nlm.nih.gov/16461755/" text:style-name="Internet_20_link" text:visited-style-name="Visited_20_Internet_20_Link"><text:span text:style-name="T21">https://pubmed.ncbi.nlm.nih.gov/16461755/</text:span></text:a></text:p>
            </text:list-item>
            <text:list-item>
              <text:p text:style-name="P48">Heme oxygenase-1 (HO-1) is a Nrf2-regulated gene that plays a critical role in the prevention of vascular inflammation. It is the inducible isoform of HO, responsible for the oxidative cleavage of heme groups leading to the generation of biliverdin, carbon monoxide, and release of ferrous iron. HO-1 has important antioxidant, antiinflammatory, antiapoptotic, antiproliferative, and immunomodulatory effects in vascular cells, most of which play a significant role in the protection against atherogenesis. </text:p>
            </text:list-item>
            <text:list-item>
              <text:p text:style-name="P49">Thus, HO three arms of action have various degrees of antioxidant, antiinflammatory, </text:p>
            </text:list-item>
            <text:list-item>
              <text:p text:style-name="P49">Therefore, any pharmacological modulation of HO-1 should take into consideration any potential alteration of the Nrf2 activation status.antiapoptotic, antiproliferative, and immunomodulatory effects, most of which may play a significant role in the protection against atherosclerotic lesion formation.</text:p>
            </text:list-item>
          </text:list>
        </text:list-item>
      </text:list>
      <text:p text:style-name="P14"/>
      <text:p text:style-name="P14"/>
      <text:p text:style-name="P14"/>
      <text:p text:style-name="P14">hi</text:p>
      <text:p text:style-name="P14">f</text:p>
      <text:p text:style-name="P14"/>
      <text:p text:style-name="P6">HEME C Stuff!</text:p>
      <text:p text:style-name="P6"/>
      <text:p text:style-name="P15">Chemistry</text:p>
      <text:p text:style-name="P20"><text:span text:style-name="T8"><text:tab/></text:span>Heme b is iron-protoporphyrin IX and binds noncovalently to protein (Fig. 1A), whereas heme c is characterized by the presence of two (rarely, one) covalent thioether bonds formed between Cys side chains and the heme vinyl groups at positions 2 and 4 (Fig. 1B). The stereochemistry of heme attachment is the same in all known examples of heme c, and the vinyl groups at positions 2 and 4 are attached to the N- and C-terminal Cys of the CXXCH motif, respectively. O</text:p>
      <text:p text:style-name="P20"><text:tab/>From a biosynthetic perspective, however, these types of heme are quite different; because heme c is synthesized from heme b, the use of heme c requires a greater investment from the organism. </text:p>
      <text:p text:style-name="P20"><text:tab/><text:span text:style-name="T2">properties of heme c are discussed with an eye toward understanding the effects of covalent attachment on the properties of the heme iron.</text:span></text:p>
      <text:p text:style-name="P16"><text:soft-page-break/></text:p>
      <text:p text:style-name="P16"><text:tab/>Although proteins containing heme c display diverse structures, heme c function is less variable than that of heme b, with most cytochromes c serving as electron carriers, cycling between the reduced (ferrous) and oxidized (ferric) oxidation states to perform single electron transfers. 26, 27 Diversity among these electron transfer proteins is expressed in the wide range of energy transduction processes involving cytochromes c including photosynthesis, various pathways of respiration, and the cycling of nitrogen and sulfur</text:p>
      <text:p text:style-name="P20"><text:tab/>Heme c can serve as a redox site for intramolecular or intermolecular electron transfer reactions (or both). The cytochrome c may transfer electrons to partner proteins, as does mitochondrial cytochrome c, or heme c may be present within an enzyme in which it serves to mediate electron transfer from a donor to an active catalytic site.</text:p>
      <text:p text:style-name="P20"/>
      <text:p text:style-name="P20"><text:tab/>In summary, heme c displays a range of functions in nature, although it most frequently serves as an electron transfer site. In comparison with heme b, heme c sites show greater versatility with respect to reduction potential tuning, with low-spin hemes c reaching lower potentials than do low-spin hemes b. Comparing the functions of heme c and heme b provides some initial hints as to the functional basis for the covalent attachments. For one, covalent bonding may have effects that allow heme c potentials to be tuned over a larger range than heme b; this may be mediated by effects on the proximal histidine-iron (His-Fe) bond or on the heme conformation. These hypotheses will be discussed in subsequent sections.</text:p>
      <text:p text:style-name="P20"/>
      <text:p text:style-name="P20">The considerable biosynthetic effort expended to convert heme b to heme c indicates that utilizing heme c in selected proteins confers a significant advantage to the organism.66</text:p>
      <text:p text:style-name="P20"/>
      <text:p text:style-name="P7">Siroheme</text:p>
      <text:p text:style-name="P10">Only used in a couple enzymes that do like a 6-electron transfer. A couple papers highlight the importance of siroheme, since it seems highly conserved in these enzymes, and these enzymes are necessary for N and S metabolism and therefore all life on earth.</text:p>
      <text:p text:style-name="P10"/>
      <text:p text:style-name="P10">Another paper said that siroheme is necessary in its spot to have… selective electron movement. IT’S LIKE A COMPUTER CHIP BUT A MOLECULE.</text:p>
      <text:p text:style-name="P10"/>
      <text:p text:style-name="P8"><text:span text:style-name="T27">V</text:span>erdoheme</text:p>
      <text:p text:style-name="P11">An intermediate in the heme degradation pathway found in heme oxygenase. When hemo proteins are degraded, heme is liberated; but heme by itself is toxic/prooxidative/(signals for cell death ???) lolool. So you wanna get rid of it if you’re a cell that don’t wanna die. </text:p>
      <text:p text:style-name="P11"/>
      <text:p text:style-name="P11">The process to do that is like 3 steps in the hemo oxygenase pathway. And verdoheme is an intermediate of that pathway. Bing bang boom. Let’s see if the way it’s bound in the pocket or what’s nearby it are significantly different than heme-b, where it would be degraded from. Boom.</text:p>
      <text:p text:style-name="P11"/>
      <text:p text:style-name="P11"/>
      <text:p text:style-name="P9">How we gonna cite some of these papers we picked up, what information comes from each:</text:p>
      <text:p text:style-name="P17"/>
      <text:p text:style-name="P18">HEM:</text:p>
      <text:p text:style-name="P18">Poulos: huge ass HEM employment in various enzymes and its chemistry. This one’s big yo</text:p>
      <text:p text:style-name="P18">Li: obviously important to your stuff, see above notes</text:p>
      <text:p text:style-name="P17"/>
      <text:p text:style-name="P17">HEC:</text:p>
      <text:p text:style-name="P17"><text:soft-page-break/>Ishida et. Al did some de novo design of a hec thing and found that the environment is super important, more than changing some nearby residues</text:p>
      <text:p text:style-name="P17">Kleingardner: HEC is important yo and here’s why and why it’s specialll</text:p>
      <text:p text:style-name="P18">Bowman: also HEC importance, more so interested in the exact chemistry :o <text:span text:style-name="T28">(USE AVULA2014 FOR SOME REASON LOL)</text:span></text:p>
      <text:p text:style-name="P18"/>
      <text:p text:style-name="P17"/>
      <text:p text:style-name="P17">Siroheme:</text:p>
      <text:p text:style-name="P17">Branzanic; electron routes and why better</text:p>
      <text:p text:style-name="P17">Tripathy: siroheme necessary for all N and S metabolism in plants and therefore all N and S for all higher order organisms</text:p>
      <text:p text:style-name="P17">Pennington: siroheme chemistry in action homie G</text:p>
      <text:p text:style-name="P17"/>
      <text:p text:style-name="P17"/>
      <text:p text:style-name="P17">Verdoheme information:</text:p>
      <text:p text:style-name="P17">Lai et. Al</text:p>
      <text:p text:style-name="P17">Lad et Al.</text:p>
      <text:p text:style-name="P17">Sato et. Al</text:p>
      <text:p text:style-name="P17"/>
      <text:p text:style-name="P18">Engineering stuff, largely focused on p450, but I’ll list the super blood first:</text:p>
      <text:p text:style-name="P18"/>
      <text:p text:style-name="P18">Cooper, tyrosine focus and other nearby residues. Found success but yeah didn’t look at uhm, the environment or anything so maybe jus as an example of heme employment</text:p>
      <text:p text:style-name="P18">Lalonde, highly engineered biocaalysis; of which p450 is employed in pharmacetuical production</text:p>
      <text:p text:style-name="P19">Julsing, also pharmaceutical production but focused on p450 and cultivation of the enzymes</text:p>
      <text:p text:style-name="P19">Li 2019, engineering p450 for other stuff incl. Biodegradation</text:p>
      <text:p text:style-name="P19">Du, specific bioremidiation strategy with like a few enzymes or chemicals or something</text:p>
      <text:p text:style-name="P19"/>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Lohit Devanagari1" svg:font-family="'Lohit Devanagari'"/>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31T23:44:48.624072517</meta:creation-date>
    <meta:generator>LibreOffice/6.4.7.2$Linux_X86_64 LibreOffice_project/40$Build-2</meta:generator>
    <dc:date>2021-09-02T05:22:48.283453464</dc:date>
    <meta:editing-duration>PT29M12S</meta:editing-duration>
    <meta:editing-cycles>4</meta:editing-cycles>
    <meta:document-statistic meta:table-count="0" meta:image-count="0" meta:object-count="0" meta:page-count="7" meta:paragraph-count="131" meta:word-count="3182" meta:character-count="19349" meta:non-whitespace-character-count="16353"/>
  </office:meta>
</office:document-meta>
</file>